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emf" manifest:media-type=""/>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Nimbus Sans L" svg:font-family="Nimbus Sans L" style:font-family-generic="swiss" style:font-pitch="variable" svg:panose-1="2 11 6 4 2 2 2 2 2 4"/>
    <style:font-face style:name="HG Mincho Light J" svg:font-family="HG Mincho Light J" style:font-family-generic="system" style:font-pitch="variable" svg:panose-1="2 11 6 4 2 2 2 2 2 4"/>
    <style:font-face style:name="Lucidasans" svg:font-family="Lucidasans" style:font-family-generic="system" style:font-pitch="variable" svg:panose-1="2 11 6 4 2 2 2 2 2 4"/>
    <style:font-face style:name="SimSun" svg:font-family="SimSun" style:font-family-generic="system" style:font-pitch="variable" svg:panose-1="2 1 6 0 3 1 1 1 1 1"/>
    <style:font-face style:name="Courier" svg:font-family="Courier" style:font-family-generic="system" style:font-pitch="variable" svg:panose-1="0 0 0 0 0 0 0 0 0 0"/>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游ゴシック Light" svg:font-family="游ゴシック Light" style:font-family-generic="swiss" style:font-pitch="variable" svg:panose-1="2 11 3 0 0 0 0 0 0 0"/>
  </office:font-face-decls>
  <office:automatic-styles>
    <style:style style:name="P1" style:parent-style-name="BodyTitle" style:master-page-name="MPF0" style:family="paragraph">
      <style:paragraph-properties fo:break-before="page"/>
      <style:text-properties fo:language="en" fo:country="GB"/>
    </style:style>
    <style:style style:name="P13" style:parent-style-name="BodyContact" style:list-style-name="ContactList" style:family="paragraph"/>
    <style:style style:name="T14" style:parent-style-name="NormalePOSChar" style:family="text">
      <style:text-properties fo:font-size="10pt" style:font-size-asian="10pt"/>
    </style:style>
    <style:style style:name="T15" style:parent-style-name="NormalePOSChar" style:family="text">
      <style:text-properties fo:font-size="10pt" style:font-size-asian="10pt"/>
    </style:style>
    <style:style style:name="P1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1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1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1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5"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6"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7"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8"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29"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0"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1"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2"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text-properties fo:language="en" fo:country="US"/>
    </style:style>
    <style:style style:name="P33"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P34" style:parent-style-name="Standard" style:family="paragraph">
      <style:paragraph-properties>
        <style:tab-stops>
          <style:tab-stop style:type="left" style:position="0.3888in"/>
          <style:tab-stop style:type="left" style:position="0.7777in"/>
          <style:tab-stop style:type="left" style:position="1.1666in"/>
          <style:tab-stop style:type="left" style:position="1.5555in"/>
          <style:tab-stop style:type="left" style:position="1.9444in"/>
          <style:tab-stop style:type="left" style:position="2.3333in"/>
          <style:tab-stop style:type="left" style:position="2.7222in"/>
          <style:tab-stop style:type="left" style:position="3.1111in"/>
          <style:tab-stop style:type="left" style:position="3.5in"/>
          <style:tab-stop style:type="left" style:position="3.8888in"/>
          <style:tab-stop style:type="left" style:position="4.2777in"/>
          <style:tab-stop style:type="left" style:position="4.6666in"/>
        </style:tab-stops>
      </style:paragraph-properties>
    </style:style>
    <style:style style:name="T35" style:parent-style-name="段落フォント" style:family="text">
      <style:text-properties fo:font-style="normal" style:font-style-asian="normal" style:font-style-complex="normal"/>
    </style:style>
    <style:style style:name="P36" style:parent-style-name="Standard" style:family="paragraph">
      <style:text-properties fo:font-style="italic" style:font-style-asian="italic" style:font-style-complex="italic" fo:font-size="10pt" style:font-size-asian="10pt" style:font-size-complex="10pt" fo:language="en" fo:country="GB"/>
    </style:style>
    <style:style style:name="P37" style:parent-style-name="Standard" style:family="paragraph">
      <style:text-properties fo:font-style="italic" style:font-style-asian="italic" style:font-style-complex="italic" fo:font-size="10pt" style:font-size-asian="10pt" style:font-size-complex="10pt" fo:language="en" fo:country="GB"/>
    </style:style>
    <style:style style:name="P38" style:parent-style-name="見出し9" style:master-page-name="MP1" style:list-style-name="WW_OutlineListStyle" style:family="paragraph">
      <style:paragraph-properties fo:break-before="page">
        <style:tab-stops>
          <style:tab-stop style:type="left" style:position="0in"/>
        </style:tab-stops>
      </style:paragraph-properties>
      <style:text-properties fo:language="en" fo:country="US"/>
    </style:style>
    <style:style style:name="T41" style:parent-style-name="段落フォント" style:family="text">
      <style:text-properties fo:language="en" fo:country="US"/>
    </style:style>
    <style:style style:name="T42" style:parent-style-name="段落フォント" style:family="text">
      <style:text-properties fo:language="en" fo:country="US"/>
    </style:style>
    <style:style style:name="P43" style:parent-style-name="見出し2" style:list-style-name="WWNum1" style:family="paragraph"/>
    <style:style style:name="T44" style:parent-style-name="段落フォント" style:family="text">
      <style:text-properties fo:language="en" fo:country="US"/>
    </style:style>
    <style:style style:name="T45" style:parent-style-name="段落フォント" style:family="text">
      <style:text-properties fo:language="en" fo:country="US"/>
    </style:style>
    <style:style style:name="P46" style:parent-style-name="見出し3" style:list-style-name="WWNum1" style:family="paragraph"/>
    <style:style style:name="T47" style:parent-style-name="段落フォント" style:family="text">
      <style:text-properties fo:language="en" fo:country="US"/>
    </style:style>
    <style:style style:name="T48" style:parent-style-name="段落フォント" style:family="text">
      <style:text-properties fo:language="en" fo:country="US"/>
    </style:style>
    <style:style style:name="P49" style:parent-style-name="bibliography_text" style:list-style-name="WWNum2" style:family="paragraph">
      <style:paragraph-properties fo:margin-left="0.3131in">
        <style:tab-stops>
          <style:tab-stop style:type="left" style:position="0.3131in"/>
        </style:tab-stops>
      </style:paragraph-properties>
    </style:style>
    <style:style style:name="T50" style:parent-style-name="段落フォント" style:family="text">
      <style:text-properties fo:font-style="italic" style:font-style-asian="italic"/>
    </style:style>
    <style:style style:name="T51" style:parent-style-name="段落フォント" style:family="text">
      <style:text-properties fo:font-style="italic" style:font-style-asian="italic"/>
    </style:style>
    <style:style style:name="T52" style:parent-style-name="段落フォント" style:family="text">
      <style:text-properties fo:font-weight="bold" style:font-weight-asian="bold"/>
    </style:style>
    <style:style style:name="T53" style:parent-style-name="段落フォント" style:family="text">
      <style:text-properties style:font-name="Courier" style:font-name-complex="Courier"/>
    </style:style>
    <style:style style:name="P54" style:parent-style-name="bibliography_text" style:list-style-name="WWNum2" style:family="paragraph">
      <style:paragraph-properties fo:margin-left="0.3131in">
        <style:tab-stops>
          <style:tab-stop style:type="left" style:position="0.3131in"/>
        </style:tab-stops>
      </style:paragraph-properties>
    </style:style>
    <style:style style:name="T55" style:parent-style-name="段落フォント" style:family="text">
      <style:text-properties fo:font-style="italic" style:font-style-asian="italic"/>
    </style:style>
    <style:style style:name="P56" style:parent-style-name="bibliography_text" style:list-style-name="WWNum2" style:family="paragraph">
      <style:paragraph-properties fo:margin-left="0.3131in">
        <style:tab-stops>
          <style:tab-stop style:type="left" style:position="0.3131in"/>
        </style:tab-stops>
      </style:paragraph-properties>
    </style:style>
    <style:style style:name="T57" style:parent-style-name="段落フォント" style:family="text">
      <style:text-properties fo:font-style="italic" style:font-style-asian="italic"/>
    </style:style>
    <style:style style:name="T58" style:parent-style-name="段落フォント" style:family="text">
      <style:text-properties fo:font-style="italic" style:font-style-asian="italic"/>
    </style:style>
    <style:style style:name="T59" style:parent-style-name="段落フォント" style:family="text">
      <style:text-properties style:font-name="Courier New"/>
    </style:style>
    <style:style style:family="graphic" style:name="a1" style:parent-style-name="Graphics">
      <style:graphic-properties fo:border="0.01042in none" fo:background-color="transparent" style:wrap="run-through" style:run-through="background" style:horizontal-rel="paragraph" style:vertical-rel="paragraph" style:horizontal-pos="from-left" style:vertical-pos="from-top"/>
    </style:style>
  </office:automatic-styles>
  <office:body>
    <office:text text:use-soft-page-breaks="true">
      <text:p text:style-name="P1">Title</text:p>
      <text:p text:style-name="BodyAuthor">First Author<text:span text:style-name="Author-superscripts">a,</text:span><text:span text:style-name="Author-superscripts"><text:note text:note-class="footnote" text:id="_ftn0"><text:note-citation text:label="*">*</text:note-citation><text:note-body><text:p text:style-name="Footnote">Speaker</text:p></text:note-body></text:note></text:span><text:s/>and Second Author<text:span text:style-name="Author-superscripts">a,b</text:span></text:p>
      <text:list text:style-name="ContactList">
        <text:list-item text:start-value="1">
          <text:p text:style-name="P13">Institution,<text:line-break/>Street number, City, Country</text:p>
        </text:list-item>
        <text:list-item>
          <text:p text:style-name="BodyContact">Department, University,<text:line-break/>Street number, City, Country</text:p>
        </text:list-item>
      </text:list>
      <text:p text:style-name="BodyContactEmail"><text:span text:style-name="EmailLabel">E-mail:</text:span><text:span text:style-name="T14"><text:s/></text:span><text:span text:style-name="Internetlink">f.author@inst.edu</text:span><text:span text:style-name="T15">,<text:s/></text:span><text:span text:style-name="Internetlink">s.author@univ.country</text:span></text:p>
      <text:p text:style-name="BodyAbstract">Here you can write the abstract for your paper.</text:p>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meeting"/>
      <text:p text:style-name="meeting"/>
      <text:p text:style-name="meeting"/>
      <text:p text:style-name="meeting"/>
      <text:p text:style-name="meeting"><text:span text:style-name="T35"><draw:frame draw:z-index="251658240" draw:style-name="a1" draw:name="図 2" text:anchor-type="paragraph" svg:x="3.76817in" svg:y="0.03161in" svg:width="2.03846in" svg:height="0.79274in" style:rel-width="scale" style:rel-height="scale"><draw:image xlink:href="media/image2.emf" xlink:type="simple" xlink:show="embed" xlink:actuate="onLoad"/><svg:title/><svg:desc/></draw:frame></text:span></text:p>
      <text:p text:style-name="P36">38th International Cosmic Ray Conference (ICRC2023)</text:p>
      <text:p text:style-name="P37">26 July - 3 August, 2023<text:line-break/>Nagoya, Japan</text:p>
      <text:soft-page-break/>
      <text:h text:style-name="P38" text:outline-level="9" text:restart-numbering="true" text:start-value="1"><text:s/>Introduction</text:h>
      <text:p text:style-name="NormalePOS"><text:span text:style-name="T41">Lorem ipsum dolor sit amet, consectetur adipiscing elit. Donec a diam lectus. Sed sit amet ipsum mauris. Maecenas congue ligula ac quam viverra nec consectetur ante hendrerit. Donec et mollis dolor. Praesent et diam eget libero egestas mattis sit amet vitae augue. Nam tincidunt congue enim, ut porta lorem lacinia consectetur. Donec ut libero sed arcu vehicula ultricies a non tortor. Lorem ipsum dolor sit amet, consectetur adipiscing elit. Aenean ut gravida lorem. Ut turpis felis, pulvinar a semper sed, adipiscing id dolor. Pellentesque auctor nisi id magna consequat sagittis. Curabitur dapibus enim sit amet elit pharetra tincidunt feugiat nisl imperdiet.<text:s/></text:span>Ut convallis libero in urna ultrices accumsan. Donec sed odio eros. Donec viverra mi quis quam pulvinar at malesuada arcu rhoncus.<text:s/><text:span text:style-name="T42">Cum sociis natoque penatibus et magnis dis parturient montes, nascetur ridiculus mus. In rutrum accumsan ultricies. Mauris vitae nisi at sem facilisis semper ac in est.</text:span></text:p>
      <text:list text:style-name="WWNum1" text:continue-numbering="true">
        <text:list-item>
          <text:list>
            <text:list-item>
              <text:p text:style-name="P43"><text:s/>Another section</text:p>
            </text:list-item>
          </text:list>
        </text:list-item>
      </text:list>
      <text:p text:style-name="NormalePOS">Vivamus fermentum semper porta. Nunc diam velit, adipiscing ut tristique vitae, sagittis vel odio. Maecenas convallis ullamcorper ultricies. Curabitur ornare, ligula semper consectetur sagittis, nisi diam iaculis velit, id fringilla sem nunc vel mi. Nam dictum, odio nec pretium volutpat, arcu ante placerat erat, non tristique elit urna et turpis. Quisque mi metus, ornare sit amet fermentum et, tincidunt et orci. Fusce eget orci a orci congue vestibulum. Ut dolor diam, elementum et vestibulum eu, porttitor vel elit. Curabitur venenatis pulvinar tellus gravida ornare.<text:s/><text:span text:style-name="T44">Sed et erat faucibus nunc euismod ultricies ut id justo. Nullam cursus suscipit nisi, et ultrices justo sodales nec. Fusce venenatis facilisis lectus ac semper. Aliquam at massa ipsum. Quisque bibendum purus convallis nulla ultrices ultricies.<text:s/></text:span>Nullam aliquam, mi eu aliquam tincidunt, purus velit laoreet tortor, viverra pretium nisi quam vitae mi.<text:s/><text:span text:style-name="T45">Fusce vel volutpat elit. Nam sagittis nisi dui.</text:span></text:p>
      <text:list text:style-name="WWNum1" text:continue-numbering="true">
        <text:list-item>
          <text:list>
            <text:list-item>
              <text:list>
                <text:list-item>
                  <text:p text:style-name="P46"><text:s/>Sub-sub-section</text:p>
                </text:list-item>
              </text:list>
            </text:list-item>
          </text:list>
        </text:list-item>
      </text:list>
      <text:p text:style-name="NormalePOS"><text:span text:style-name="T47">Suspendisse lectus leo, consectetur in tempor sit amet, placerat quis neque.<text:s/></text:span>Etiam luctus porttitor lorem, sed suscipit est rutrum non. Curabitur lobortis nisl a enim congue semper. Aenean commodo ultrices imperdiet.<text:s/><text:span text:style-name="T48">Vestibulum ut justo vel sapien venenatis tincidunt. Phasellus eget dolor sit amet ipsum dapibus condimentum vitae quis lectus. Aliquam ut massa in turpis dapibus convallis. Praesent elit lacus, vestibulum at malesuada et, ornare et est.<text:s/></text:span>Ut augue nunc, sodales ut euismod non, adipiscing vitae orci. Mauris ut placerat justo. Mauris in ultricies enim. Quisque nec est eleifend nulla ultrices egestas quis ut quam. Donec sollicitudin lectus a mauris pulvinar id aliquam urna cursus. Cras quis ligula sem, vel elementum mi. Phasellus non ullamcorper urna.</text:p>
      <text:p text:style-name="HeadingNoNumber">References</text:p>
      <text:list text:style-name="WWNum2">
        <text:list-item text:start-value="1">
          <text:p text:style-name="P49">F. Baggins,<text:s/><text:span text:style-name="T50">Quantum effects of the One Ring</text:span>,<text:s/><text:span text:style-name="T51">JHEP<text:s/></text:span><text:span text:style-name="T52">01<text:s/></text:span>(3021) 006 [<text:span text:style-name="T53">hep-th/2001033</text:span>]</text:p>
        </text:list-item>
        <text:list-item>
          <text:p text:style-name="P54">B. Baggins,<text:s/><text:span text:style-name="T55">There and back again</text:span>, Imladris Editions, Rivendell 3018.</text:p>
        </text:list-item>
        <text:list-item>
          <text:p text:style-name="P56">W.A. Mozart,<text:s/><text:span text:style-name="T57">Don Giovanni</text:span>, in proceedings of<text:s/><text:span text:style-name="T58">Mock conference</text:span><text:s/><text:a xlink:href="http://pos.sissa.it/cgi-bin/reader/contribution.cgi?id=PoS(MC2000)002" office:target-frame-name="_top" xlink:show="replace"><text:span text:style-name="T59">PoS(MC2000)002</text:span></text:a>.</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游明朝" svg:font-family="游明朝" style:font-family-generic="roman" style:font-pitch="variable" svg:panose-1="2 2 4 0 0 0 0 0 0 0"/>
    <style:font-face style:name="Arial" svg:font-family="Arial" style:font-family-generic="swiss" style:font-pitch="variable" svg:panose-1="2 11 6 4 2 2 2 2 2 4"/>
    <style:font-face style:name="Nimbus Sans L" svg:font-family="Nimbus Sans L" style:font-family-generic="swiss" style:font-pitch="variable" svg:panose-1="2 11 6 4 2 2 2 2 2 4"/>
    <style:font-face style:name="HG Mincho Light J" svg:font-family="HG Mincho Light J" style:font-family-generic="system" style:font-pitch="variable" svg:panose-1="2 11 6 4 2 2 2 2 2 4"/>
    <style:font-face style:name="Lucidasans" svg:font-family="Lucidasans" style:font-family-generic="system" style:font-pitch="variable" svg:panose-1="2 11 6 4 2 2 2 2 2 4"/>
    <style:font-face style:name="SimSun" svg:font-family="SimSun" style:font-family-generic="system" style:font-pitch="variable" svg:panose-1="2 1 6 0 3 1 1 1 1 1"/>
    <style:font-face style:name="Courier" svg:font-family="Courier" style:font-family-generic="system" style:font-pitch="variable" svg:panose-1="0 0 0 0 0 0 0 0 0 0"/>
    <style:font-face style:name="Wingdings" svg:font-family="Wingdings" style:font-family-generic="decorative" style:font-pitch="variable" svg:panose-1="5 0 0 0 0 0 0 0 0 0"/>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游ゴシック Light" svg:font-family="游ゴシック Light" style:font-family-generic="swiss" style:font-pitch="variable" svg:panose-1="2 11 3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游明朝"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it" fo:country="IT" style:language-asian="it" style:country-asian="IT" style:language-complex="ar" style:country-complex="SA" style:text-combine="none" fo:hyphenate="true"/>
    </style:default-style>
    <style:style style:name="見出し1" style:display-name="見出し 1" style:family="paragraph" style:parent-style-name="Standard" style:next-style-name="Standard" style:default-outline-level="1">
      <style:paragraph-properties fo:keep-with-next="always" fo:keep-together="always" fo:margin-top="0.1666in" fo:margin-bottom="0.1388in" fo:line-height="120%"/>
      <style:text-properties style:font-name-complex="Arial" fo:font-weight="bold" style:font-weight-asian="bold" style:font-weight-complex="bold" fo:hyphenate="false"/>
    </style:style>
    <style:style style:name="見出し2" style:display-name="見出し 2" style:family="paragraph" style:parent-style-name="Standard" style:next-style-name="Standard" style:default-outline-level="2">
      <style:paragraph-properties fo:keep-with-next="always" fo:keep-together="always" fo:margin-top="0.1388in" fo:margin-bottom="0.0972in" fo:line-height="120%"/>
      <style:text-properties style:font-name-complex="Arial" fo:font-weight="bold" style:font-weight-asian="bold" style:font-weight-complex="bold" style:font-style-complex="italic" fo:font-size="11pt" style:font-size-asian="11pt" style:font-size-complex="11pt" fo:hyphenate="false"/>
    </style:style>
    <style:style style:name="見出し3" style:display-name="見出し 3" style:family="paragraph" style:parent-style-name="Standard" style:next-style-name="Standard" style:default-outline-level="3">
      <style:paragraph-properties fo:keep-with-next="always" fo:keep-together="always" fo:margin-top="0.125in" fo:margin-bottom="0.0833in"/>
      <style:text-properties style:font-name-complex="Arial" fo:font-weight="bold" style:font-weight-asian="bold" style:font-weight-complex="bold" fo:font-size="11pt" style:font-size-asian="11pt" style:font-size-complex="13pt" fo:hyphenate="false"/>
    </style:style>
    <style:style style:name="見出し4" style:display-name="見出し 4" style:family="paragraph" style:parent-style-name="Standard" style:next-style-name="Standard" style:default-outline-level="4">
      <style:paragraph-properties fo:keep-with-next="always" fo:margin-top="0.1666in" fo:margin-bottom="0.0416in"/>
      <style:text-properties fo:font-weight="bold" style:font-weight-asian="bold" style:font-weight-complex="bold" fo:font-size="14pt" style:font-size-asian="14pt" style:font-size-complex="14pt" fo:hyphenate="false"/>
    </style:style>
    <style:style style:name="見出し5" style:display-name="見出し 5" style:family="paragraph" style:parent-style-name="Standard" style:nex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見出し6" style:display-name="見出し 6" style:family="paragraph" style:parent-style-name="Standard" style:nex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見出し7" style:display-name="見出し 7" style:family="paragraph" style:parent-style-name="Standard" style:next-style-name="Standard" style:default-outline-level="7">
      <style:paragraph-properties fo:margin-top="0.1666in" fo:margin-bottom="0.0416in"/>
      <style:text-properties fo:hyphenate="false"/>
    </style:style>
    <style:style style:name="見出し8" style:display-name="見出し 8" style:family="paragraph" style:parent-style-name="Standard" style:next-style-name="Standard" style:default-outline-level="8">
      <style:paragraph-properties fo:margin-top="0.1666in" fo:margin-bottom="0.0416in"/>
      <style:text-properties fo:font-style="italic" style:font-style-asian="italic" style:font-style-complex="italic" fo:hyphenate="false"/>
    </style:style>
    <style:style style:name="見出し9" style:display-name="見出し 9" style:family="paragraph" style:parent-style-name="Standard" style:next-style-name="Standard" style:default-outline-level="9">
      <style:paragraph-properties fo:margin-top="0.1666in" fo:margin-bottom="0.0416in"/>
      <style:text-properties style:font-name="Arial" style:font-name-asian="Arial" style:font-name-complex="Arial" fo:font-size="11pt" style:font-size-asian="11pt" style:font-size-complex="11pt" fo:hyphenate="false"/>
    </style:style>
    <style:style style:name="標準" style:display-name="標準" style:family="paragraph">
      <style:paragraph-properties fo:text-align="justify"/>
      <style:text-properties fo:hyphenate="false"/>
    </style:style>
    <style:style style:name="段落フォント" style:display-name="段落フォント" style:family="text"/>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Nimbus Sans L" style:font-name-asian="HG Mincho Light J" style:font-name-complex="Lucidasans" fo:font-size="14pt" style:font-size-asian="14pt" style:font-size-complex="14pt" fo:hyphenate="false"/>
    </style:style>
    <style:style style:name="Textbody" style:display-name="Text body" style:family="paragraph" style:parent-style-name="Standard">
      <style:paragraph-properties fo:margin-bottom="0.0833in" fo:line-height="120%"/>
      <style:text-properties fo:hyphenate="false"/>
    </style:style>
    <style:style style:name="一覧" style:display-name="一覧" style:family="paragraph" style:parent-style-name="Textbody">
      <style:text-properties style:font-name-complex="Lucidasans" fo:hyphenate="false"/>
    </style:style>
    <style:style style:name="図表番号" style:display-name="図表番号" style:family="paragraph" style:parent-style-name="Standard">
      <style:paragraph-properties text:number-lines="false" fo:margin-top="0.0833in" fo:margin-bottom="0.0833in"/>
      <style:text-properties style:font-name-complex="Lucidasans" fo:font-style="italic" style:font-style-asian="italic" style:font-style-complex="italic" fo:font-size="10pt" style:font-size-asian="10pt" style:font-size-complex="10pt" fo:hyphenate="false"/>
    </style:style>
    <style:style style:name="Index" style:display-name="Index" style:family="paragraph" style:parent-style-name="Standard">
      <style:paragraph-properties text:number-lines="false"/>
      <style:text-properties style:font-name-complex="Lucidasans" fo:hyphenate="false"/>
    </style:style>
    <style:style style:name="BodyAbstract" style:display-name="BodyAbstract" style:family="paragraph" style:parent-style-name="Standard">
      <style:paragraph-properties fo:text-align="justify" fo:margin-top="0.4166in" fo:margin-bottom="0.1388in" fo:line-height="110%" fo:margin-left="0.0784in" fo:margin-right="0.4333in">
        <style:tab-stops/>
      </style:paragraph-properties>
      <style:text-properties style:font-name-asian="SimSun" fo:font-size="10pt" style:font-size-asian="10pt" style:font-size-complex="10pt" fo:language="en" fo:country="GB" fo:hyphenate="false"/>
    </style:style>
    <style:style style:name="BodyAuthor" style:display-name="BodyAuthor" style:family="paragraph" style:parent-style-name="Standard" style:next-style-name="BodyContact">
      <style:paragraph-properties fo:margin-top="0.0833in" fo:line-height="120%"/>
      <style:text-properties style:font-name="Arial" style:font-name-asian="SimSun" style:font-name-complex="Arial" fo:font-weight="bold" style:font-weight-asian="bold" style:font-weight-complex="bold" fo:font-size="11pt" style:font-size-asian="11pt" style:font-size-complex="11pt" fo:language="de" fo:country="DE" fo:hyphenate="false"/>
    </style:style>
    <style:style style:name="HeaderandFooter" style:display-name="Header and Footer" style:family="paragraph" style:parent-style-name="Standard">
      <style:text-properties fo:hyphenate="false"/>
    </style:style>
    <style:style style:name="ヘッダー" style:display-name="ヘッダー" style:family="paragraph" style:parent-style-name="Standard">
      <style:paragraph-properties>
        <style:tab-stops>
          <style:tab-stop style:type="center" style:position="12in"/>
        </style:tab-stops>
      </style:paragraph-properties>
      <style:text-properties fo:font-style="italic" style:font-style-asian="italic" fo:font-size="10pt" style:font-size-asian="10pt" fo:hyphenate="false"/>
    </style:style>
    <style:style style:name="BodyTitle" style:display-name="BodyTitle" style:family="paragraph" style:parent-style-name="Standard">
      <style:paragraph-properties fo:keep-with-next="always" fo:keep-together="always" fo:border-top="none" fo:border-left="none" fo:border-bottom="0.0069in solid #000001" fo:border-right="none" fo:padding-top="0in" fo:padding-left="0in" fo:padding-bottom="0.2083in" fo:padding-right="0in" style:shadow="none" fo:margin-top="0.4166in" fo:margin-bottom="0.2083in" fo:line-height="120%"/>
      <style:text-properties style:font-name="Arial" style:font-name-asian="SimSun" style:font-name-complex="Arial" fo:font-weight="bold" style:font-weight-asian="bold" style:font-weight-complex="bold" fo:font-size="17pt" style:font-size-asian="17pt" style:font-size-complex="17pt" fo:hyphenate="false"/>
    </style:style>
    <style:style style:name="BodyContact" style:display-name="BodyContact" style:family="paragraph" style:parent-style-name="Standard" style:list-style-name="ContactList">
      <style:paragraph-properties fo:margin-top="0.0395in" fo:line-height="120%"/>
      <style:text-properties style:font-name-asian="SimSun" fo:font-style="italic" style:font-style-asian="italic" style:font-style-complex="italic" fo:font-size="10pt" style:font-size-asian="10pt" style:font-size-complex="10pt" fo:language="de" fo:country="DE" fo:hyphenate="false"/>
    </style:style>
    <style:style style:name="HeadingNoNumber" style:display-name="HeadingNoNumber" style:family="paragraph" style:parent-style-name="見出し1" style:next-style-name="Standard" style:default-outline-level="1">
      <style:text-properties fo:language="en" fo:country="GB" fo:hyphenate="false"/>
    </style:style>
    <style:style style:name="フッター" style:display-name="フッター" style:family="paragraph" style:parent-style-name="Standard">
      <style:paragraph-properties>
        <style:tab-stops>
          <style:tab-stop style:type="center" style:position="12in"/>
        </style:tab-stops>
      </style:paragraph-properties>
      <style:text-properties fo:font-size="9pt" style:font-size-asian="9pt" fo:hyphenate="false"/>
    </style:style>
    <style:style style:name="HeaderLoc" style:display-name="HeaderLoc" style:family="paragraph" style:parent-style-name="Standard">
      <style:paragraph-properties fo:text-align="end"/>
      <style:text-properties style:font-name="Courier" style:font-name-asian="SimSun" style:font-name-complex="Wingdings" fo:color="#000000" fo:font-size="6pt" style:font-size-asian="6pt" style:font-size-complex="6pt" fo:hyphenate="false"/>
    </style:style>
    <style:style style:name="bibliography_text" style:display-name="bibliography_text" style:family="paragraph" style:list-style-name="WWNum2">
      <style:paragraph-properties fo:widows="2" fo:orphans="2" fo:margin-bottom="0.1388in"/>
      <style:text-properties style:font-size-complex="12pt" fo:language="en" fo:country="GB" fo:hyphenate="false"/>
    </style:style>
    <style:style style:name="BodyContactEmail" style:display-name="BodyContactEmail" style:family="paragraph">
      <style:paragraph-properties fo:widows="2" fo:orphans="2" fo:margin-top="0.0395in" fo:margin-left="0.0784in">
        <style:tab-stops/>
      </style:paragraph-properties>
      <style:text-properties style:font-name="Courier New" style:font-name-asian="SimSun" style:font-name-complex="Courier New" style:font-style-complex="italic" fo:language="de" fo:country="DE" fo:hyphenate="false"/>
    </style:style>
    <style:style style:name="Header_rule" style:display-name="Header_rule" style:family="paragraph">
      <style:paragraph-properties fo:widows="2" fo:orphans="2" fo:border-top="none" fo:border-left="none" fo:border-bottom="0.0069in solid #000001" fo:border-right="none" fo:padding-top="0in" fo:padding-left="0in" fo:padding-bottom="0.0277in" fo:padding-right="0in" style:shadow="none">
        <style:tab-stops>
          <style:tab-stop style:type="right" style:position="5.9055in"/>
        </style:tab-stops>
      </style:paragraph-properties>
      <style:text-properties fo:language="en" fo:country="US" fo:hyphenate="false"/>
    </style:style>
    <style:style style:name="脚注文字列" style:display-name="脚注文字列" style:family="paragraph" style:parent-style-name="Standard">
      <style:paragraph-properties fo:text-indent="0.2361in"/>
      <style:text-properties fo:font-size="9pt" style:font-size-asian="9pt" style:font-size-complex="10pt" fo:hyphenate="false"/>
    </style:style>
    <style:style style:name="Testofumetto1" style:display-name="Testo fumetto1" style:family="paragraph" style:parent-style-name="Standard">
      <style:text-properties style:font-name="Tahoma" style:font-name-asian="Tahoma" style:font-name-complex="Wingdings" fo:font-size="8pt" style:font-size-asian="8pt" style:font-size-complex="8pt" fo:hyphenate="false"/>
    </style:style>
    <style:style style:name="NormalePOS" style:display-name="Normale POS" style:family="paragraph" style:parent-style-name="Standard">
      <style:paragraph-properties fo:text-align="justify" fo:line-height="120%" fo:text-indent="0.3347in"/>
      <style:text-properties fo:font-size="11pt" style:font-size-asian="11pt" style:font-size-complex="10pt" fo:hyphenate="false"/>
    </style:style>
    <style:style style:name="meeting" style:display-name="meeting" style:family="paragraph" style:parent-style-name="Standard">
      <style:paragraph-properties fo:keep-together="always"/>
      <style:text-properties fo:font-style="italic" style:font-style-asian="italic" style:font-style-complex="italic" fo:font-size="10pt" style:font-size-asian="10pt" style:font-size-complex="10pt" fo:language="en" fo:country="GB" fo:hyphenate="false"/>
    </style:style>
    <style:style style:name="Framecontents" style:display-name="Frame contents" style:family="paragraph" style:parent-style-name="Textbody">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吹き出し" style:display-name="吹き出し" style:family="paragraph" style:parent-style-name="Standard">
      <style:text-properties style:font-name="Tahoma" style:font-name-asian="Tahoma" style:font-name-complex="Tahoma" fo:font-size="8pt" style:font-size-asian="8pt" style:font-size-complex="8pt" fo:hyphenate="false"/>
    </style:style>
    <style:style style:name="Footnote" style:display-name="Footnote" style:family="paragraph" style:parent-style-name="Standard">
      <style:text-properties fo:font-size="8pt" style:font-size-asian="8pt" fo:hyphenate="false"/>
    </style:style>
    <style:style style:name="WW8Num2z0" style:display-name="WW8Num2z0" style:family="text">
      <style:text-properties style:font-name="Times New Roman" style:font-name-asian="Times New Roman" style:font-name-complex="Times New Roman" fo:font-size="10pt" style:font-size-asian="10pt"/>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Absatz-Standardschriftart" style:display-name="Absatz-Standardschriftart" style:family="text"/>
    <style:style style:name="WW-Absatz-Standardschriftart" style:display-name="WW-Absatz-Standardschriftart" style:family="text"/>
    <style:style style:name="WW-Absatz-Standardschriftart1" style:display-name="WW-Absatz-Standardschriftart1" style:family="text"/>
    <style:style style:name="WW-Absatz-Standardschriftart11" style:display-name="WW-Absatz-Standardschriftart11" style:family="text"/>
    <style:style style:name="WW-Absatz-Standardschriftart111" style:display-name="WW-Absatz-Standardschriftart111" style:family="text"/>
    <style:style style:name="WW-Absatz-Standardschriftart1111" style:display-name="WW-Absatz-Standardschriftart1111" style:family="text"/>
    <style:style style:name="WW-Absatz-Standardschriftart11111" style:display-name="WW-Absatz-Standardschriftart11111" style:family="text"/>
    <style:style style:name="WW8Num1z0" style:display-name="WW8Num1z0" style:family="text">
      <style:text-properties style:font-name="Times New Roman" style:font-name-asian="Times New Roman" style:font-name-complex="Times New Roman" fo:font-size="10pt" style:font-size-asian="10pt"/>
    </style:style>
    <style:style style:name="WW8Num1z1" style:display-name="WW8Num1z1" style:family="text">
      <style:text-properties style:font-name="Courier New" style:font-name-asian="Courier New" style:font-name-complex="Courier New"/>
    </style:style>
    <style:style style:name="WW8Num1z2" style:display-name="WW8Num1z2" style:family="text">
      <style:text-properties style:font-name="Wingdings" style:font-name-asian="Wingdings" style:font-name-complex="Wingdings"/>
    </style:style>
    <style:style style:name="WW8Num1z3" style:display-name="WW8Num1z3" style:family="text">
      <style:text-properties style:font-name="Symbol" style:font-name-asian="Symbol" style:font-name-complex="Symbol"/>
    </style:style>
    <style:style style:name="WW8Num3z0" style:display-name="WW8Num3z0" style:family="text">
      <style:text-properties style:font-name="Times New Roman" style:font-name-asian="Times New Roman" style:font-name-complex="Times New Roman" fo:font-size="10pt" style:font-size-asian="10pt"/>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Times New Roman" style:font-name-asian="Times New Roman" style:font-name-complex="Times New Roman" fo:font-size="10pt" style:font-size-asian="10pt" style:font-size-complex="11pt"/>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Times New Roman" style:font-name-asian="Times New Roman" style:font-name-complex="Times New Roman" fo:font-size="10pt" style:font-size-asian="10pt" style:font-size-complex="10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Times New Roman" style:font-name-asian="Times New Roman" style:font-name-complex="Times New Roman" fo:font-size="10pt" style:font-size-asian="10pt"/>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Times New Roman" style:font-name-asian="Times New Roman" style:font-name-complex="Times New Roman" fo:font-size="10pt" style:font-size-asian="10pt"/>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fo:font-size="10pt" style:font-size-asian="10pt"/>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8Num13z0" style:display-name="WW8Num13z0" style:family="text">
      <style:text-properties style:font-name="Times New Roman" style:font-name-asian="Times New Roman" style:font-name-complex="Times New Roman" fo:font-size="10pt" style:font-size-asian="10pt"/>
    </style:style>
    <style:style style:name="WW8Num13z1" style:display-name="WW8Num13z1" style:family="text">
      <style:text-properties style:font-name="Courier New" style:font-name-asian="Courier New" style:font-name-complex="Courier New"/>
    </style:style>
    <style:style style:name="WW8Num13z2" style:display-name="WW8Num13z2" style:family="text">
      <style:text-properties style:font-name="Wingdings" style:font-name-asian="Wingdings" style:font-name-complex="Wingdings"/>
    </style:style>
    <style:style style:name="WW8Num13z3" style:display-name="WW8Num13z3" style:family="text">
      <style:text-properties style:font-name="Symbol" style:font-name-asian="Symbol" style:font-name-complex="Symbol"/>
    </style:style>
    <style:style style:name="WW8Num14z0" style:display-name="WW8Num14z0" style:family="text">
      <style:text-properties style:font-name="Times New Roman" style:font-name-asian="Times New Roman" style:font-name-complex="Times New Roman" fo:font-size="10pt" style:font-size-asian="10pt"/>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4z3" style:display-name="WW8Num14z3" style:family="text">
      <style:text-properties style:font-name="Symbol" style:font-name-asian="Symbol" style:font-name-complex="Symbol"/>
    </style:style>
    <style:style style:name="WW-DefaultParagraphFont" style:display-name="WW-Default Paragraph Font" style:family="text"/>
    <style:style style:name="HeaderSpeaker" style:display-name="HeaderSpeaker" style:family="text">
      <style:text-properties style:font-name="Times New Roman" style:font-name-asian="Times New Roman" style:font-name-complex="Times New Roman" fo:font-size="10pt" style:font-size-asian="10pt"/>
    </style:style>
    <style:style style:name="ページ番号" style:display-name="ページ番号" style:family="text" style:parent-style-name="WW-DefaultParagraphFont"/>
    <style:style style:name="Internetlink" style:display-name="Internet link" style:family="text" style:parent-style-name="WW-DefaultParagraphFont">
      <style:text-properties style:font-name="Courier New" style:font-name-asian="Courier New" style:font-name-complex="Courier New" fo:color="#0000FF" style:text-underline-type="none" style:text-underline-color="font-color"/>
    </style:style>
    <style:style style:name="EmailLabel" style:display-name="Email Label" style:family="text" style:parent-style-name="WW-DefaultParagraphFont">
      <style:text-properties style:font-name="Times New Roman" style:font-name-asian="SimSun" style:font-name-complex="Courier New" fo:font-style="italic" style:font-style-asian="italic" style:font-style-complex="italic" fo:language="de" fo:country="DE" style:language-complex="ar" style:country-complex="SA"/>
    </style:style>
    <style:style style:name="HeaderLocCarattere" style:display-name="HeaderLoc Carattere" style:family="text" style:parent-style-name="WW-DefaultParagraphFont">
      <style:text-properties style:font-name="Courier" style:font-name-asian="SimSun" style:font-name-complex="Wingdings" fo:color="#000000" fo:font-size="6pt" style:font-size-asian="6pt" style:font-size-complex="6pt" fo:language="it" fo:country="IT" style:language-complex="ar" style:country-complex="SA"/>
    </style:style>
    <style:style style:name="FootnoteSymbol" style:display-name="Footnote Symbol" style:family="text" style:parent-style-name="WW-DefaultParagraphFont">
      <style:text-properties style:text-position="super 65%"/>
    </style:style>
    <style:style style:name="NormalePOSChar" style:display-name="Normale POS Char" style:family="text" style:parent-style-name="WW-DefaultParagraphFont">
      <style:text-properties fo:font-size="11pt" style:font-size-asian="11pt" fo:language="it" fo:country="IT" style:language-complex="ar" style:country-complex="SA"/>
    </style:style>
    <style:style style:name="Header_ruleCharChar" style:display-name="Header_rule Char Char" style:family="text" style:parent-style-name="NormalePOSChar">
      <style:text-properties fo:font-size="11pt" style:font-size-asian="11pt" fo:language="en" fo:country="US" style:language-complex="ar" style:country-complex="SA"/>
    </style:style>
    <style:style style:name="HeaderTitle" style:display-name="HeaderTitle" style:family="text">
      <style:text-properties style:font-name="Times New Roman" style:font-name-asian="Times New Roman" style:font-name-complex="Times New Roman" fo:font-style="italic" style:font-style-asian="italic" fo:font-size="10pt" style:font-size-asian="10pt"/>
    </style:style>
    <style:style style:name="脚注参照" style:display-name="脚注参照" style:family="text">
      <style:text-properties style:text-position="super 65%"/>
    </style:style>
    <style:style style:name="EndnoteSymbol" style:display-name="Endnote Symbol" style:family="text">
      <style:text-properties style:text-position="super 65%"/>
    </style:style>
    <style:style style:name="WW-EndnoteCharacters" style:display-name="WW-Endnote Characters" style:family="text"/>
    <style:style style:name="文末脚注参照" style:display-name="文末脚注参照" style:family="text">
      <style:text-properties style:text-position="super 65%"/>
    </style:style>
    <style:style style:name="強調斜体" style:display-name="強調斜体" style:family="text">
      <style:text-properties fo:font-style="italic" style:font-style-asian="italic" style:font-style-complex="italic"/>
    </style:style>
    <style:style style:name="BalloonTextChar" style:display-name="Balloon Text Char" style:family="text" style:parent-style-name="段落フォント">
      <style:text-properties style:font-name="Tahoma" style:font-name-asian="Tahoma" style:font-name-complex="Tahoma" fo:font-size="8pt" style:font-size-asian="8pt" style:font-size-complex="8pt"/>
    </style:style>
    <style:style style:name="ListLabel1" style:display-name="ListLabel 1" style:family="text">
      <style:text-properties style:font-name-complex="Times New Roman" fo:font-size="10pt" style:font-size-asian="10pt"/>
    </style:style>
    <style:style style:name="ListLabel2" style:display-name="ListLabel 2" style:family="text">
      <style:text-properties style:font-name-complex="Courier New"/>
    </style:style>
    <style:style style:name="ListLabel3" style:display-name="ListLabel 3" style:family="text">
      <style:text-properties style:font-name-complex="Wingdings"/>
    </style:style>
    <style:style style:name="ListLabel4" style:display-name="ListLabel 4" style:family="text">
      <style:text-properties style:font-name-complex="Symbol"/>
    </style:style>
    <style:style style:name="Footnoteanchor" style:display-name="Footnote anchor" style:family="text">
      <style:text-properties style:text-position="super 65%"/>
    </style:style>
    <style:style style:name="Author-superscripts" style:display-name="Author-superscripts" style:family="text">
      <style:text-properties style:font-name="Times New Roman" style:font-name-asian="SimSun" style:font-name-complex="Arial" fo:font-weight="normal" style:font-weight-asian="normal" style:font-weight-complex="normal" fo:font-style="italic" style:font-style-asian="italic" style:font-style-complex="italic" fo:letter-spacing="normal" style:letter-kerning="true" style:text-position="0% 100%" fo:font-size="11pt" style:font-size-asian="11pt" style:font-size-complex="11pt" fo:language="de" fo:country="DE"/>
    </style:style>
    <style:style style:name="NumberingSymbols" style:display-name="Numbering Symbols" style:family="text">
      <style:text-properties style:text-position="super 65%"/>
    </style:style>
    <text:list-style style:name="Outline" style:display-name="Outlin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4LVL1" style:family="text">
      <style:text-properties style:text-position="super 65%"/>
    </style:style>
    <style:style style:name="WW_CharLFO4LVL2" style:family="text">
      <style:text-properties style:text-position="super 65%"/>
    </style:style>
    <style:style style:name="WW_CharLFO4LVL3" style:family="text">
      <style:text-properties style:text-position="super 65%"/>
    </style:style>
    <style:style style:name="WW_CharLFO4LVL4" style:family="text">
      <style:text-properties style:text-position="super 65%"/>
    </style:style>
    <style:style style:name="WW_CharLFO4LVL5" style:family="text">
      <style:text-properties style:text-position="super 65%"/>
    </style:style>
    <style:style style:name="WW_CharLFO4LVL6" style:family="text">
      <style:text-properties style:text-position="super 65%"/>
    </style:style>
    <style:style style:name="WW_CharLFO4LVL7" style:family="text">
      <style:text-properties style:text-position="super 65%"/>
    </style:style>
    <style:style style:name="WW_CharLFO4LVL8" style:family="text">
      <style:text-properties style:text-position="super 65%"/>
    </style:style>
    <style:style style:name="WW_CharLFO4LVL9" style:family="text">
      <style:text-properties style:text-position="super 65%"/>
    </style:style>
    <text:list-style style:name="Numberingabc" style:display-name="Numbering abc">
      <text:list-level-style-number text:level="1" text:style-name="WW_CharLFO4LVL1" style:num-suffix="." style:num-format="a" style:num-letter-sync="true">
        <style:list-level-properties text:space-before="0.2479in" text:min-label-width="0.2756in" text:list-level-position-and-space-mode="label-alignment">
          <style:list-level-label-alignment text:label-followed-by="listtab" fo:margin-left="0.5236in" fo:text-indent="-0.2756in"/>
        </style:list-level-properties>
      </text:list-level-style-number>
      <text:list-level-style-number text:level="2" text:style-name="WW_CharLFO4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4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4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4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4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4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4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4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nothing"/>
        </style:list-level-properties>
      </text:list-level-style-number>
      <text:list-level-style-number text:level="3" style:num-format="1" text:display-levels="3">
        <style:list-level-properties text:list-level-position-and-space-mode="label-alignment">
          <style:list-level-label-alignment text:label-followed-by="nothing"/>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6LVL1" style:family="text">
      <style:text-properties style:font-name-complex="Times New Roman" fo:font-size="10pt" style:font-size-asian="10pt"/>
    </style:style>
    <style:style style:name="WW_CharLFO6LVL2" style:family="text">
      <style:text-properties style:font-name="Courier New" style:font-name-complex="Courier New"/>
    </style:style>
    <style:style style:name="WW_CharLFO6LVL3" style:family="text">
      <style:text-properties style:font-name="Wingdings" style:font-name-complex="Wingdings"/>
    </style:style>
    <style:style style:name="WW_CharLFO6LVL4" style:family="text">
      <style:text-properties style:font-name="Symbol" style:font-name-complex="Symbol"/>
    </style:style>
    <style:style style:name="WW_CharLFO6LVL5" style:family="text">
      <style:text-properties style:font-name="Courier New" style:font-name-complex="Courier New"/>
    </style:style>
    <style:style style:name="WW_CharLFO6LVL6" style:family="text">
      <style:text-properties style:font-name="Wingdings" style:font-name-complex="Wingdings"/>
    </style:style>
    <style:style style:name="WW_CharLFO6LVL7" style:family="text">
      <style:text-properties style:font-name="Symbol" style:font-name-complex="Symbol"/>
    </style:style>
    <style:style style:name="WW_CharLFO6LVL8" style:family="text">
      <style:text-properties style:font-name="Courier New" style:font-name-complex="Courier New"/>
    </style:style>
    <style:style style:name="WW_CharLFO6LVL9" style:family="text">
      <style:text-properties style:font-name="Wingdings" style:font-name-complex="Wingdings"/>
    </style:style>
    <text:list-style style:name="WWNum2" style:display-name="WWNum2">
      <text:list-level-style-number text:level="1" text:style-name="WW_CharLFO6LVL1" style:num-prefix="[" style:num-suffix="]" style:num-format="1">
        <style:list-level-properties fo:text-align="end" text:space-before="0.25in" text:min-label-width="0.0652in" text:list-level-position-and-space-mode="label-alignment">
          <style:list-level-label-alignment text:label-followed-by="listtab" fo:margin-left="0.3152in" fo:text-indent="-0.0652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Times New Roman" style:font-name-asian="SimSun" style:font-name-complex="Arial" fo:font-weight="normal" style:font-weight-asian="normal" style:font-weight-complex="normal" fo:font-style="italic" style:font-style-asian="italic" style:font-style-complex="italic" fo:letter-spacing="normal" style:letter-kerning="true" style:text-position="0% 100%" fo:font-size="11pt" style:font-size-asian="11pt" style:font-size-complex="11pt" fo:language="de" fo:country="DE"/>
    </style:style>
    <style:style style:name="WW_CharLFO7LVL2" style:family="text">
      <style:text-properties style:text-position="super 65%"/>
    </style:style>
    <style:style style:name="WW_CharLFO7LVL3" style:family="text">
      <style:text-properties style:text-position="super 65%"/>
    </style:style>
    <style:style style:name="WW_CharLFO7LVL4" style:family="text">
      <style:text-properties style:text-position="super 65%"/>
    </style:style>
    <style:style style:name="WW_CharLFO7LVL5" style:family="text">
      <style:text-properties style:text-position="super 65%"/>
    </style:style>
    <style:style style:name="WW_CharLFO7LVL6" style:family="text">
      <style:text-properties style:text-position="super 65%"/>
    </style:style>
    <style:style style:name="WW_CharLFO7LVL7" style:family="text">
      <style:text-properties style:text-position="super 65%"/>
    </style:style>
    <style:style style:name="WW_CharLFO7LVL8" style:family="text">
      <style:text-properties style:text-position="super 65%"/>
    </style:style>
    <style:style style:name="WW_CharLFO7LVL9" style:family="text">
      <style:text-properties style:text-position="super 65%"/>
    </style:style>
    <text:list-style style:name="ContactList" style:display-name="ContactList">
      <text:list-level-style-number text:level="1" text:style-name="WW_CharLFO7LVL1" style:num-format="a" style:num-letter-sync="true">
        <style:list-level-properties text:space-before="0in" text:min-label-width="0.0784in" text:list-level-position-and-space-mode="label-alignment">
          <style:list-level-label-alignment text:label-followed-by="listtab" fo:margin-left="0.0784in" fo:text-indent="-0.0784in"/>
        </style:list-level-properties>
      </text:list-level-style-number>
      <text:list-level-style-number text:level="2" text:style-name="WW_CharLFO7LVL2" style:num-suffix="." style:num-format="a" style:num-letter-sync="true">
        <style:list-level-properties text:space-before="0.5236in" text:min-label-width="0.2756in" text:list-level-position-and-space-mode="label-alignment">
          <style:list-level-label-alignment text:label-followed-by="listtab" fo:margin-left="0.7993in" fo:text-indent="-0.2756in"/>
        </style:list-level-properties>
      </text:list-level-style-number>
      <text:list-level-style-number text:level="3" text:style-name="WW_CharLFO7LVL3" style:num-suffix="." style:num-format="a" style:num-letter-sync="true">
        <style:list-level-properties text:space-before="0.7993in" text:min-label-width="0.2756in" text:list-level-position-and-space-mode="label-alignment">
          <style:list-level-label-alignment text:label-followed-by="listtab" fo:margin-left="1.075in" fo:text-indent="-0.2756in"/>
        </style:list-level-properties>
      </text:list-level-style-number>
      <text:list-level-style-number text:level="4" text:style-name="WW_CharLFO7LVL4" style:num-suffix="." style:num-format="a" style:num-letter-sync="true">
        <style:list-level-properties text:space-before="1.075in" text:min-label-width="0.2756in" text:list-level-position-and-space-mode="label-alignment">
          <style:list-level-label-alignment text:label-followed-by="listtab" fo:margin-left="1.3506in" fo:text-indent="-0.2756in"/>
        </style:list-level-properties>
      </text:list-level-style-number>
      <text:list-level-style-number text:level="5" text:style-name="WW_CharLFO7LVL5" style:num-suffix="." style:num-format="a" style:num-letter-sync="true">
        <style:list-level-properties text:space-before="1.3506in" text:min-label-width="0.2756in" text:list-level-position-and-space-mode="label-alignment">
          <style:list-level-label-alignment text:label-followed-by="listtab" fo:margin-left="1.6263in" fo:text-indent="-0.2756in"/>
        </style:list-level-properties>
      </text:list-level-style-number>
      <text:list-level-style-number text:level="6" text:style-name="WW_CharLFO7LVL6" style:num-suffix="." style:num-format="a" style:num-letter-sync="true">
        <style:list-level-properties text:space-before="1.6263in" text:min-label-width="0.2756in" text:list-level-position-and-space-mode="label-alignment">
          <style:list-level-label-alignment text:label-followed-by="listtab" fo:margin-left="1.902in" fo:text-indent="-0.2756in"/>
        </style:list-level-properties>
      </text:list-level-style-number>
      <text:list-level-style-number text:level="7" text:style-name="WW_CharLFO7LVL7" style:num-suffix="." style:num-format="a" style:num-letter-sync="true">
        <style:list-level-properties text:space-before="1.902in" text:min-label-width="0.2756in" text:list-level-position-and-space-mode="label-alignment">
          <style:list-level-label-alignment text:label-followed-by="listtab" fo:margin-left="2.1777in" fo:text-indent="-0.2756in"/>
        </style:list-level-properties>
      </text:list-level-style-number>
      <text:list-level-style-number text:level="8" text:style-name="WW_CharLFO7LVL8" style:num-suffix="." style:num-format="a" style:num-letter-sync="true">
        <style:list-level-properties text:space-before="2.1777in" text:min-label-width="0.2756in" text:list-level-position-and-space-mode="label-alignment">
          <style:list-level-label-alignment text:label-followed-by="listtab" fo:margin-left="2.4534in" fo:text-indent="-0.2756in"/>
        </style:list-level-properties>
      </text:list-level-style-number>
      <text:list-level-style-number text:level="9" text:style-name="WW_CharLFO7LVL9" style:num-suffix="." style:num-format="a" style:num-letter-sync="true">
        <style:list-level-properties text:space-before="2.4534in" text:min-label-width="0.2756in" text:list-level-position-and-space-mode="label-alignment">
          <style:list-level-label-alignment text:label-followed-by="listtab" fo:margin-left="2.7291in" fo:text-indent="-0.2756in"/>
        </style:list-level-properties>
      </text:list-level-style-number>
    </text:list-style>
    <text:notes-configuration text:note-class="footnote" text:citation-style-name="脚注参照" text:citation-body-style-name="脚注参照" text:start-value="0" style:num-format="1" text:start-numbering-at="document" text:footnotes-position="page"/>
    <text:notes-configuration text:note-class="endnote" text:citation-style-name="文末脚注参照" text:citation-body-style-name="文末脚注参照" text:start-value="0" style:num-format="i"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suffix="." style:num-format="1">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201in" fo:margin-left="1.1812in" fo:margin-bottom="0.7875in" fo:margin-right="1.1812in" style:num-format="1" style:writing-mode="lr-tb">
        <style:footnote-sep style:width="0.007in" style:rel-width="33%" style:color="#000000" style:line-style="solid" style:adjustment="left"/>
      </style:page-layout-properties>
      <style:header-style>
        <style:header-footer-properties style:dynamic-spacing="true" fo:min-height="1.2in"/>
      </style:header-style>
      <style:footer-style>
        <style:header-footer-properties style:dynamic-spacing="true" fo:min-height="0.2402in"/>
      </style:footer-style>
    </style:page-layout>
    <style:style style:name="P2" style:parent-style-name="ヘッダー" style:family="paragraph">
      <style:paragraph-properties>
        <style:tab-stops>
          <style:tab-stop style:type="right" style:position="5.827in"/>
        </style:tab-stops>
      </style:paragraph-properties>
    </style:style>
    <style:style style:name="P3" style:parent-style-name="フッター" style:family="paragraph">
      <style:paragraph-properties fo:text-align="center"/>
    </style:style>
    <style:style style:name="T4" style:parent-style-name="段落フォント" style:family="text">
      <style:text-properties style:font-name="Symbol" style:font-name-asian="Symbol" style:font-name-complex="Symbol" fo:font-size="7pt" style:font-size-asian="7pt" style:font-size-complex="7pt"/>
    </style:style>
    <style:style style:name="T5" style:parent-style-name="段落フォント" style:family="text">
      <style:text-properties fo:font-size="8pt" style:font-size-asian="8pt" fo:language="en" fo:country="US"/>
    </style:style>
    <style:style style:name="T6" style:parent-style-name="段落フォント" style:family="text">
      <style:text-properties fo:font-size="6pt" style:font-size-asian="6pt" style:font-size-complex="6pt" fo:language="en" fo:country="US"/>
    </style:style>
    <style:style style:name="P7" style:parent-style-name="フッター" style:family="paragraph">
      <style:paragraph-properties>
        <style:tab-stops>
          <style:tab-stop style:type="right" style:position="5.827in"/>
        </style:tab-stops>
      </style:paragraph-properties>
    </style:style>
    <style:style style:name="T8" style:parent-style-name="段落フォント" style:family="text">
      <style:text-properties fo:font-size="6pt" style:font-size-asian="6pt" style:font-size-complex="6pt" fo:language="en" fo:country="US"/>
    </style:style>
    <style:style style:name="T9" style:parent-style-name="段落フォント" style:family="text">
      <style:text-properties fo:font-style="italic" style:font-style-asian="italic" style:font-style-complex="italic" fo:font-size="6pt" style:font-size-asian="6pt" style:font-size-complex="6pt" fo:language="en" fo:country="US"/>
    </style:style>
    <style:style style:name="T10" style:parent-style-name="Internetlink" style:family="text">
      <style:text-properties fo:font-size="6pt" style:font-size-asian="6pt" style:font-size-complex="6pt"/>
    </style:style>
    <style:style style:name="T11" style:parent-style-name="Internetlink" style:family="text">
      <style:text-properties fo:font-size="6pt" style:font-size-asian="6pt" style:font-size-complex="6pt"/>
    </style:style>
    <style:style style:name="T12" style:parent-style-name="Internetlink" style:family="text">
      <style:text-properties fo:font-size="6pt" style:font-size-asian="6pt" style:font-size-complex="6pt"/>
    </style:style>
    <style:page-layout style:name="PL1">
      <style:page-layout-properties fo:page-width="8.2701in" fo:page-height="11.6902in" style:print-orientation="portrait" fo:margin-top="0.75in" fo:margin-left="1.1798in" fo:margin-bottom="0.75in" fo:margin-right="1.1798in" style:num-format="1" style:writing-mode="lr-tb">
        <style:footnote-sep style:width="0.007in" style:rel-width="33%" style:color="#000000" style:line-style="solid" style:adjustment="left"/>
      </style:page-layout-properties>
      <style:header-style>
        <style:header-footer-properties style:dynamic-spacing="true" fo:min-height="0.4305in"/>
      </style:header-style>
      <style:footer-style>
        <style:header-footer-properties style:dynamic-spacing="true" fo:min-height="0.3902in"/>
      </style:footer-style>
    </style:page-layout>
    <style:style style:name="P39" style:parent-style-name="ヘッダー" style:family="paragraph">
      <style:paragraph-properties>
        <style:tab-stops>
          <style:tab-stop style:type="right" style:position="5.827in"/>
        </style:tab-stops>
      </style:paragraph-properties>
    </style:style>
    <style:style style:name="P40" style:parent-style-name="フッター"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master-styles>
    <style:master-page style:name="MPF0" style:page-layout-name="PL0">
      <style:header>
        <text:p text:style-name="P2">Title (or short title)<text:tab/>Author(s)</text:p>
      </style:header>
      <style:footer>
        <text:p text:style-name="P3"><text:page-number text:fixed="false">2</text:page-number></text:p>
      </style:footer>
      <style:header-first>
        <text:p text:style-name="ヘッダー"><draw:frame draw:z-index="251659264" draw:style-name="a0" draw:name="Image1" text:anchor-type="paragraph" svg:x="0in" svg:y="0in" svg:width="5.90748in" svg:height="0.62165in" style:rel-width="scale" style:rel-height="scale"><draw:image xlink:href="media/image1.png" xlink:type="simple" xlink:show="embed" xlink:actuate="onLoad"/><svg:title/><svg:desc/></draw:frame></text:p>
      </style:header-first>
      <style:footer-first>
        <text:p text:style-name="フッター"><text:span text:style-name="T4"></text:span><text:span text:style-name="T5"><text:s/></text:span><text:span text:style-name="T6">Copyright owned by the author(s) under the terms of the Creative Commons</text:span></text:p>
        <text:p text:style-name="P7"><text:span text:style-name="T8">Attribution-NonCommercial-NoDerivatives 4.0 International License (CC BY-NC-ND 4.0).</text:span><text:span text:style-name="T9"><text:tab/></text:span><text:a xlink:href="http://pos.sissa.it/" office:target-frame-name="_top" xlink:show="replace"><text:span text:style-name="T10">http</text:span></text:a><text:a xlink:href="http://pos.sissa.it/" office:target-frame-name="_top" xlink:show="replace"><text:span text:style-name="T11">s</text:span></text:a><text:a xlink:href="http://pos.sissa.it/" office:target-frame-name="_top" xlink:show="replace"><text:span text:style-name="T12">://pos.sissa.it/</text:span></text:a></text:p>
      </style:footer-first>
    </style:master-page>
    <style:master-page style:name="MP1" style:page-layout-name="PL1">
      <style:header>
        <text:p text:style-name="P39">Title (or short title)<text:tab/>Author(s)</text:p>
      </style:header>
      <style:footer>
        <text:p text:style-name="P40"><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itle - can be set in "File -&gt; Properties"</dc:title>
    <dc:creator>奥村　公宏</dc:creator>
    <meta:creation-date>2015-05-25T17:20:00Z</meta:creation-date>
    <dc:date>2023-02-10T14:14:00Z</dc:date>
    <meta:template xlink:href="Normal.dotm" xlink:type="simple"/>
    <meta:editing-cycles>3</meta:editing-cycles>
    <meta:editing-duration>PT180S</meta:editing-duration>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 meta:paragraph-count="6" meta:word-count="511" meta:character-count="3423" meta:row-count="24" meta:non-whitespace-character-count="2918"/>
  </office:meta>
</office:document-meta>
</file>